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" svg:font-family="'TeX Gyre Bon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23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187.0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4.03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TeX Gyre Bonum"/>
    </style:style>
    <style:style style:name="ce2" style:family="table-cell" style:parent-style-name="Default">
      <style:table-cell-properties fo:border="0.06pt solid #000000" style:vertical-align="middle"/>
      <style:text-properties style:font-name="TeX Gyre Bonum" style:text-underline-style="none"/>
    </style:style>
    <style:style style:name="ce3" style:family="table-cell" style:parent-style-name="Default">
      <style:table-cell-properties fo:border="0.06pt solid #000000" style:vertical-align="middle"/>
      <style:text-properties style:font-name="TeX Gyre Bonum"/>
    </style:style>
    <style:style style:name="ce4" style:family="table-cell" style:parent-style-name="Default">
      <style:table-cell-properties fo:border="1.05pt double #000000" style:border-line-width="0.12mm 0.12mm 0.12mm" style:vertical-align="middle"/>
      <style:text-properties style:font-name="TeX Gyre Bonum"/>
    </style:style>
    <style:style style:name="ce5" style:family="table-cell" style:parent-style-name="Default" style:data-style-name="N37">
      <style:table-cell-properties fo:border="0.06pt solid #000000" style:vertical-align="middle"/>
      <style:text-properties style:font-name="TeX Gyre Bonum"/>
    </style:style>
    <style:style style:name="ce6" style:family="table-cell" style:parent-style-name="Default" style:data-style-name="N37">
      <style:table-cell-properties fo:border="1.05pt double #000000" style:border-line-width="0.12mm 0.12mm 0.12mm" style:vertical-align="middle"/>
      <style:text-properties style:font-name="TeX Gyre Bonum"/>
    </style:style>
    <style:style style:name="ce7" style:family="table-cell" style:parent-style-name="Default" style:data-style-name="N37">
      <style:table-cell-properties fo:border="0.06pt solid #000000" style:vertical-align="middle"/>
      <style:text-properties style:font-name="TeX Gyre Bonum" style:text-underline-style="none"/>
    </style:style>
    <style:style style:name="ce8" style:family="table-cell" style:parent-style-name="Default">
      <style:table-cell-properties fo:border="0.06pt solid #000000" style:vertical-align="middle"/>
      <style:text-properties style:font-name="TeX Gyre Bonum" style:font-name-asian="Droid Sans Fallback" style:font-name-complex="FreeSans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37"/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eX Gyre Bonum"/>
    </style:style>
    <style:style style:name="ce13" style:family="table-cell" style:parent-style-name="Default">
      <style:table-cell-properties fo:background-color="#cccccc" fo:border="0.06pt solid #000000"/>
      <style:text-properties style:font-name="TeX Gyre Bonum"/>
    </style:style>
    <style:style style:name="ce14" style:family="table-cell" style:parent-style-name="Default">
      <style:table-cell-properties fo:background-color="#999999" fo:border="0.06pt solid #000000"/>
      <style:text-properties style:font-name="TeX Gyre Bonum"/>
    </style:style>
  </office:automatic-styles>
  <office:body>
    <office:spreadsheet>
      <table:calculation-settings table:automatic-find-labels="false"/>
      <table:table table:name="Gantt Datos" table:style-name="ta1">
        <table:table-column table:style-name="co1" table:default-cell-style-name="ce3"/>
        <table:table-column table:style-name="co2" table:number-columns-repeated="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number-columns-repeated="11" table:default-cell-style-name="Default"/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Fecha Inicio</text:p>
          </table:table-cell>
          <table:table-cell table:style-name="ce1" office:value-type="string" calcext:value-type="string">
            <text:p>Fecha Fin</text:p>
          </table:table-cell>
          <table:table-cell table:style-name="ce1" office:value-type="string" calcext:value-type="string">
            <text:p>Duración</text:p>
          </table:table-cell>
          <table:table-cell table:style-name="ce1" office:value-type="string" calcext:value-type="string">
            <text:p>Notas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Recolección de requisitos del sistema.</text:p>
          </table:table-cell>
          <table:table-cell office:value-type="date" office:date-value="2014-10-09" calcext:value-type="date">
            <text:p>09/10/14</text:p>
          </table:table-cell>
          <table:table-cell table:formula="of:=([.B2]+[.D2])-1" office:value-type="date" office:date-value="2015-02-16" calcext:value-type="date">
            <text:p>16/02/15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style-name="ce12" office:value-type="string" calcext:value-type="string" table:number-columns-spanned="2" table:number-rows-spanned="1">
            <text:p>Calendario 2014</text:p>
          </table:table-cell>
          <table:covered-table-cell table:style-name="ce14"/>
          <table:table-cell table:number-columns-repeated="10"/>
        </table:table-row>
        <table:table-row table:style-name="ro2">
          <table:table-cell office:value-type="string" calcext:value-type="string">
            <text:p><text:s text:c="2"/>- App de ciclistas.</text:p>
          </table:table-cell>
          <table:table-cell office:value-type="date" office:date-value="2014-10-09" calcext:value-type="date">
            <text:p>09/10/14</text:p>
          </table:table-cell>
          <table:table-cell table:formula="of:=([.B3]+[.D3])-1" office:value-type="date" office:date-value="2014-10-09" calcext:value-type="date">
            <text:p>09/10/14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/>
          <table:table-cell table:style-name="ce13" office:value-type="string" calcext:value-type="string">
            <text:p>Fiestas escolares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s text:c="2"/>- App de conductores.</text:p>
          </table:table-cell>
          <table:table-cell office:value-type="date" office:date-value="2014-11-14" calcext:value-type="date">
            <text:p>14/11/14</text:p>
          </table:table-cell>
          <table:table-cell table:formula="of:=([.B4]+[.D4])-1" office:value-type="date" office:date-value="2015-02-16" calcext:value-type="date">
            <text:p>16/02/15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1"/>
          <table:table-cell table:number-columns-repeated="12"/>
        </table:table-row>
        <table:table-row table:style-name="ro2">
          <table:table-cell office:value-type="string" calcext:value-type="string">
            <text:p><text:s text:c="4"/>– OBU y RSU</text:p>
          </table:table-cell>
          <table:table-cell office:value-type="date" office:date-value="2014-11-14" calcext:value-type="date">
            <text:p>14/11/14</text:p>
          </table:table-cell>
          <table:table-cell table:formula="of:=([.B5]+[.D5])-1" office:value-type="date" office:date-value="2014-12-04" calcext:value-type="date">
            <text:p>04/12/14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1"/>
          <table:table-cell table:style-name="ce12" office:value-type="string" calcext:value-type="string" table:number-columns-spanned="2" table:number-rows-spanned="1">
            <text:p>Calendario 2015</text:p>
          </table:table-cell>
          <table:covered-table-cell table:style-name="ce14"/>
          <table:table-cell table:number-columns-repeated="10"/>
        </table:table-row>
        <table:table-row table:style-name="ro2">
          <table:table-cell office:value-type="string" calcext:value-type="string">
            <text:p><text:s text:c="4"/>– HMI</text:p>
          </table:table-cell>
          <table:table-cell office:value-type="date" office:date-value="2015-02-17" calcext:value-type="date">
            <text:p>17/02/15</text:p>
          </table:table-cell>
          <table:table-cell table:formula="of:=([.B6]+[.D6])-1" office:value-type="date" office:date-value="2015-02-17" calcext:value-type="date">
            <text:p>17/02/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13" office:value-type="string" calcext:value-type="string">
            <text:p>Fiestas escolares</text:p>
          </table:table-cell>
          <table:table-cell table:style-name="ce13" office:value-type="float" office:value="99" calcext:value-type="float">
            <text:p>99</text:p>
          </table:table-cell>
          <table:table-cell table:number-columns-repeated="10"/>
        </table:table-row>
        <table:table-row table:style-name="ro2">
          <table:table-cell/>
          <table:table-cell table:style-name="ce3"/>
          <table:table-cell table:number-columns-repeated="16"/>
        </table:table-row>
        <table:table-row table:style-name="ro2">
          <table:table-cell office:value-type="string" calcext:value-type="string">
            <text:p>Nube de conductores.</text:p>
          </table:table-cell>
          <table:table-cell office:value-type="date" office:date-value="2014-10-09" calcext:value-type="date">
            <text:p>09/10/14</text:p>
          </table:table-cell>
          <table:table-cell table:formula="of:=([.B8]+[.D8])-1" office:value-type="date" office:date-value="2014-10-08" calcext:value-type="date">
            <text:p>08/10/14</text:p>
          </table:table-cell>
          <table:table-cell table:number-columns-repeated="15"/>
        </table:table-row>
        <table:table-row table:style-name="ro2">
          <table:table-cell table:style-name="ce4" office:value-type="string" calcext:value-type="string">
            <text:p><text:s text:c="2"/>- Iteración I.</text:p>
          </table:table-cell>
          <table:table-cell table:style-name="ce6" office:value-type="date" office:date-value="2014-10-09" calcext:value-type="date">
            <text:p>09/10/14</text:p>
          </table:table-cell>
          <table:table-cell table:formula="of:=([.B9]+[.D9])-1" office:value-type="date" office:date-value="2015-01-21" calcext:value-type="date">
            <text:p>21/01/15</text:p>
          </table:table-cell>
          <table:table-cell table:style-name="ce4" office:value-type="float" office:value="105" calcext:value-type="float">
            <text:p>105</text:p>
          </table:table-cell>
          <table:table-cell table:style-name="ce4"/>
          <table:table-cell table:number-columns-repeated="13"/>
        </table:table-row>
        <table:table-row table:style-name="ro2">
          <table:table-cell table:style-name="ce4" office:value-type="string" calcext:value-type="string">
            <text:p><text:s text:c="4"/>– Recolección de requisitos.</text:p>
          </table:table-cell>
          <table:table-cell table:style-name="ce6" office:value-type="date" office:date-value="2014-10-09" calcext:value-type="date">
            <text:p>09/10/14</text:p>
          </table:table-cell>
          <table:table-cell table:formula="of:=([.B10]+[.D10])-1" office:value-type="date" office:date-value="2014-10-10" calcext:value-type="date">
            <text:p>10/10/1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3"/>
        </table:table-row>
        <table:table-row table:style-name="ro2">
          <table:table-cell table:style-name="ce4" office:value-type="string" calcext:value-type="string">
            <text:p><text:s text:c="4"/>– Diseño.</text:p>
          </table:table-cell>
          <table:table-cell table:style-name="ce6" office:value-type="date" office:date-value="2014-10-10" calcext:value-type="date">
            <text:p>10/10/14</text:p>
          </table:table-cell>
          <table:table-cell table:formula="of:=([.B11]+[.D11])-1" office:value-type="date" office:date-value="2014-12-01" calcext:value-type="date">
            <text:p>01/12/1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Arquitectura, base de datos y acceso remoto.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<text:s text:c="4"/>– Desarrollo.</text:p>
          </table:table-cell>
          <table:table-cell table:style-name="ce6" office:value-type="date" office:date-value="2014-12-15" calcext:value-type="date">
            <text:p>15/12/14</text:p>
          </table:table-cell>
          <table:table-cell table:formula="of:=([.B12]+[.D12])-1" office:value-type="date" office:date-value="2015-01-16" calcext:value-type="date">
            <text:p>16/01/1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Servlets, acceso a datos y aplicación para testeo.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<text:s text:c="4"/>– Depuración.</text:p>
          </table:table-cell>
          <table:table-cell table:style-name="ce6" office:value-type="date" office:date-value="2015-01-20" calcext:value-type="date">
            <text:p>20/01/15</text:p>
          </table:table-cell>
          <table:table-cell table:formula="of:=([.B13]+[.D13])-1" office:value-type="date" office:date-value="2015-01-21" calcext:value-type="date">
            <text:p>21/01/15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3"/>
        </table:table-row>
        <table:table-row table:style-name="ro2">
          <table:table-cell office:value-type="string" calcext:value-type="string">
            <text:p><text:s text:c="2"/>- Iteración II.</text:p>
          </table:table-cell>
          <table:table-cell office:value-type="date" office:date-value="2015-03-08" calcext:value-type="date">
            <text:p>08/03/15</text:p>
          </table:table-cell>
          <table:table-cell table:formula="of:=([.B14]+[.D14])-1" office:value-type="date" office:date-value="2015-03-28" calcext:value-type="date">
            <text:p>28/03/15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office:value-type="date" office:date-value="2015-03-08" calcext:value-type="date">
            <text:p>08/03/15</text:p>
          </table:table-cell>
          <table:table-cell table:formula="of:=([.B15]+[.D15])-1" office:value-type="date" office:date-value="2015-03-08" calcext:value-type="date">
            <text:p>08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jora del formato de los mensajes y optimización de la plataforma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3-09" calcext:value-type="date">
            <text:p>09/03/15</text:p>
          </table:table-cell>
          <table:table-cell table:formula="of:=([.B16]+[.D16])-1" office:value-type="date" office:date-value="2015-03-09" calcext:value-type="date">
            <text:p>09/03/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3-09" calcext:value-type="date">
            <text:p>09/03/15</text:p>
          </table:table-cell>
          <table:table-cell table:formula="of:=([.B17]+[.D17])-1" office:value-type="date" office:date-value="2015-03-18" calcext:value-type="date">
            <text:p>18/03/1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3-18" calcext:value-type="date">
            <text:p>18/03/15</text:p>
          </table:table-cell>
          <table:table-cell table:formula="of:=([.B18]+[.D18])-1" office:value-type="date" office:date-value="2015-03-19" calcext:value-type="date">
            <text:p>19/03/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2"/>- Iteración III.</text:p>
          </table:table-cell>
          <table:table-cell office:value-type="date" office:date-value="2015-05-21" calcext:value-type="date">
            <text:p>21/05/15</text:p>
          </table:table-cell>
          <table:table-cell table:formula="of:=([.B19]+[.D19])-1" office:value-type="date" office:date-value="2015-05-26" calcext:value-type="date">
            <text:p>26/05/1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office:value-type="date" office:date-value="2015-05-21" calcext:value-type="date">
            <text:p>21/05/15</text:p>
          </table:table-cell>
          <table:table-cell table:formula="of:=([.B20]+[.D20])-1" office:value-type="date" office:date-value="2015-05-21" calcext:value-type="date">
            <text:p>21/05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ñadir GCM para implementar mensajes Push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5-22" calcext:value-type="date">
            <text:p>22/05/15</text:p>
          </table:table-cell>
          <table:table-cell table:formula="of:=([.B21]+[.D21])-1" office:value-type="date" office:date-value="2015-05-23" calcext:value-type="date">
            <text:p>23/05/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5-24" calcext:value-type="date">
            <text:p>24/05/15</text:p>
          </table:table-cell>
          <table:table-cell table:formula="of:=([.B22]+[.D22])-1" office:value-type="date" office:date-value="2015-05-25" calcext:value-type="date">
            <text:p>25/05/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5-26" calcext:value-type="date">
            <text:p>26/05/15</text:p>
          </table:table-cell>
          <table:table-cell table:formula="of:=([.B23]+[.D23])-1" office:value-type="date" office:date-value="2015-05-26" calcext:value-type="date">
            <text:p>26/05/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2"/>- Iteración IV.</text:p>
          </table:table-cell>
          <table:table-cell office:value-type="date" office:date-value="2015-09-09" calcext:value-type="date">
            <text:p>09/09/15</text:p>
          </table:table-cell>
          <table:table-cell table:formula="of:=([.B24]+[.D24])-1" office:value-type="date" office:date-value="2015-09-14" calcext:value-type="date">
            <text:p>14/09/1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office:value-type="date" office:date-value="2015-09-09" calcext:value-type="date">
            <text:p>09/09/15</text:p>
          </table:table-cell>
          <table:table-cell table:formula="of:=([.B25]+[.D25])-1" office:value-type="date" office:date-value="2015-09-09" calcext:value-type="date">
            <text:p>09/09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mización de hilo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9-09" calcext:value-type="date">
            <text:p>09/09/15</text:p>
          </table:table-cell>
          <table:table-cell table:formula="of:=([.B26]+[.D26])-1" office:value-type="date" office:date-value="2015-09-09" calcext:value-type="date">
            <text:p>09/09/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9-09" calcext:value-type="date">
            <text:p>09/09/15</text:p>
          </table:table-cell>
          <table:table-cell table:formula="of:=([.B27]+[.D27])-1" office:value-type="date" office:date-value="2015-09-09" calcext:value-type="date">
            <text:p>09/09/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9-09" calcext:value-type="date">
            <text:p>09/09/15</text:p>
          </table:table-cell>
          <table:table-cell table:formula="of:=([.B28]+[.D28])-1" office:value-type="date" office:date-value="2015-09-09" calcext:value-type="date">
            <text:p>09/09/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/>
          <table:table-cell table:style-name="ce3"/>
          <table:table-cell table:number-columns-repeated="16"/>
        </table:table-row>
        <table:table-row table:style-name="ro2">
          <table:table-cell office:value-type="string" calcext:value-type="string">
            <text:p>RSU/OBU.</text:p>
          </table:table-cell>
          <table:table-cell office:value-type="date" office:date-value="2014-10-09" calcext:value-type="date">
            <text:p>09/10/14</text:p>
          </table:table-cell>
          <table:table-cell table:formula="of:=([.B30]+[.D30])-1" office:value-type="date" office:date-value="2014-10-08" calcext:value-type="date">
            <text:p>08/10/1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2"/>- Iteración I.</text:p>
          </table:table-cell>
          <table:table-cell office:value-type="date" office:date-value="2014-10-09" calcext:value-type="date">
            <text:p>09/10/14</text:p>
          </table:table-cell>
          <table:table-cell table:formula="of:=([.B31]+[.D31])-1" office:value-type="date" office:date-value="2014-10-08" calcext:value-type="date">
            <text:p>08/10/1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office:value-type="date" office:date-value="2014-10-09" calcext:value-type="date">
            <text:p>09/10/14</text:p>
          </table:table-cell>
          <table:table-cell table:formula="of:=([.B32]+[.D32])-1" office:value-type="date" office:date-value="2014-10-08" calcext:value-type="date">
            <text:p>08/10/1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4-10-10" calcext:value-type="date">
            <text:p>10/10/14</text:p>
          </table:table-cell>
          <table:table-cell table:formula="of:=([.B33]+[.D33])-1" office:value-type="date" office:date-value="2014-10-09" calcext:value-type="date">
            <text:p>09/10/1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4-10-13" calcext:value-type="date">
            <text:p>13/10/14</text:p>
          </table:table-cell>
          <table:table-cell table:formula="of:=([.B34]+[.D34])-1" office:value-type="date" office:date-value="2014-10-12" calcext:value-type="date">
            <text:p>12/10/1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4-12-12" calcext:value-type="date">
            <text:p>12/12/14</text:p>
          </table:table-cell>
          <table:table-cell table:formula="of:=([.B35]+[.D35])-1" office:value-type="date" office:date-value="2014-12-11" calcext:value-type="date">
            <text:p>11/12/1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2"/>- Iteración II.</text:p>
          </table:table-cell>
          <table:table-cell office:value-type="date" office:date-value="2015-03-08" calcext:value-type="date">
            <text:p>08/03/15</text:p>
          </table:table-cell>
          <table:table-cell table:formula="of:=([.B36]+[.D36])-1" office:value-type="date" office:date-value="2015-03-07" calcext:value-type="date">
            <text:p>07/03/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office:value-type="date" office:date-value="2015-03-08" calcext:value-type="date">
            <text:p>08/03/15</text:p>
          </table:table-cell>
          <table:table-cell table:formula="of:=([.B37]+[.D37])-1" office:value-type="date" office:date-value="2015-03-07" calcext:value-type="date">
            <text:p>07/03/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3-09" calcext:value-type="date">
            <text:p>09/03/15</text:p>
          </table:table-cell>
          <table:table-cell table:formula="of:=([.B38]+[.D38])-1" office:value-type="date" office:date-value="2015-03-08" calcext:value-type="date">
            <text:p>08/03/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3-10" calcext:value-type="date">
            <text:p>10/03/15</text:p>
          </table:table-cell>
          <table:table-cell table:formula="of:=([.B39]+[.D39])-1" office:value-type="date" office:date-value="2015-03-09" calcext:value-type="date">
            <text:p>09/03/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3-18" calcext:value-type="date">
            <text:p>18/03/15</text:p>
          </table:table-cell>
          <table:table-cell table:formula="of:=([.B40]+[.D40])-1" office:value-type="date" office:date-value="2015-03-17" calcext:value-type="date">
            <text:p>17/03/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2"/>- Iteración III.</text:p>
          </table:table-cell>
          <table:table-cell office:value-type="date" office:date-value="2015-06-26" calcext:value-type="date">
            <text:p>26/06/15</text:p>
          </table:table-cell>
          <table:table-cell table:formula="of:=([.B41]+[.D41])-1" office:value-type="date" office:date-value="2015-06-25" calcext:value-type="date">
            <text:p>25/06/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office:value-type="date" office:date-value="2015-06-26" calcext:value-type="date">
            <text:p>26/06/15</text:p>
          </table:table-cell>
          <table:table-cell table:formula="of:=([.B42]+[.D42])-1" office:value-type="date" office:date-value="2015-06-25" calcext:value-type="date">
            <text:p>25/06/15</text:p>
          </table:table-cell>
          <table:table-cell/>
          <table:table-cell office:value-type="string" calcext:value-type="string">
            <text:p>No mantener continuamente un canal abierto de comunicación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6-26" calcext:value-type="date">
            <text:p>26/06/15</text:p>
          </table:table-cell>
          <table:table-cell table:formula="of:=([.B43]+[.D43])-1" office:value-type="date" office:date-value="2015-06-25" calcext:value-type="date">
            <text:p>25/06/15</text:p>
          </table:table-cell>
          <table:table-cell/>
          <table:table-cell office:value-type="string" calcext:value-type="string">
            <text:p>Cambiada la implementación a servlet en vez de socket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6-28" calcext:value-type="date">
            <text:p>28/06/15</text:p>
          </table:table-cell>
          <table:table-cell table:formula="of:=([.B44]+[.D44])-1" office:value-type="date" office:date-value="2015-06-27" calcext:value-type="date">
            <text:p>27/06/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9-25" calcext:value-type="date">
            <text:p>25/09/15</text:p>
          </table:table-cell>
          <table:table-cell table:formula="of:=([.B45]+[.D45])-1" office:value-type="date" office:date-value="2015-09-24" calcext:value-type="date">
            <text:p>24/09/15</text:p>
          </table:table-cell>
          <table:table-cell table:number-columns-repeated="15"/>
        </table:table-row>
        <table:table-row table:style-name="ro2">
          <table:table-cell/>
          <table:table-cell table:style-name="ce3"/>
          <table:table-cell table:number-columns-repeated="16"/>
        </table:table-row>
        <table:table-row table:style-name="ro2">
          <table:table-cell office:value-type="string" calcext:value-type="string">
            <text:p>CyclistApp.</text:p>
          </table:table-cell>
          <table:table-cell table:style-name="ce3"/>
          <table:table-cell table:formula="of:=([.B47]+[.D47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2"/>- Iteración I.</text:p>
          </table:table-cell>
          <table:table-cell table:style-name="ce3"/>
          <table:table-cell table:formula="of:=([.B48]+[.D48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style-name="ce3"/>
          <table:table-cell table:formula="of:=([.B49]+[.D49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style-name="ce3"/>
          <table:table-cell table:formula="of:=([.B50]+[.D50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6"/>— Aquitectura.</text:p>
          </table:table-cell>
          <table:table-cell table:style-name="ce3"/>
          <table:table-cell table:formula="of:=([.B51]+[.D51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6"/>— Diseño casco</text:p>
          </table:table-cell>
          <table:table-cell table:style-name="ce3"/>
          <table:table-cell table:formula="of:=([.B52]+[.D52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style-name="ce3"/>
          <table:table-cell table:formula="of:=([.B53]+[.D53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style-name="ce3"/>
          <table:table-cell table:formula="of:=([.B54]+[.D54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2"/>- Iteración II.</text:p>
          </table:table-cell>
          <table:table-cell table:style-name="ce3"/>
          <table:table-cell table:formula="of:=([.B55]+[.D55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style-name="ce3"/>
          <table:table-cell table:formula="of:=([.B56]+[.D56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style-name="ce3"/>
          <table:table-cell table:formula="of:=([.B57]+[.D57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style-name="ce3"/>
          <table:table-cell table:formula="of:=([.B58]+[.D58])-1" office:value-type="date" office:date-value="1899-12-29" calcext:value-type="date">
            <text:p>29/12/99</text:p>
          </table:table-cell>
          <table:table-cell table:number-columns-repeated="14"/>
          <table:table-cell table:style-name="ce10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style-name="ce3"/>
          <table:table-cell table:formula="of:=([.B59]+[.D59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2"/>- Iteración III.</text:p>
          </table:table-cell>
          <table:table-cell table:style-name="ce3"/>
          <table:table-cell table:number-columns-repeated="16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style-name="ce3"/>
          <table:table-cell table:formula="of:=([.B61]+[.D61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style-name="ce3"/>
          <table:table-cell table:formula="of:=([.B62]+[.D62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style-name="ce3"/>
          <table:table-cell table:formula="of:=([.B63]+[.D63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style-name="ce3"/>
          <table:table-cell table:formula="of:=([.B64]+[.D64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/>
          <table:table-cell table:style-name="ce3"/>
          <table:table-cell table:formula="of:=([.B65]+[.D65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MI.</text:p>
          </table:table-cell>
          <table:table-cell table:style-name="ce3"/>
          <table:table-cell table:formula="of:=([.B66]+[.D66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2"/>- Iteración I.</text:p>
          </table:table-cell>
          <table:table-cell office:value-type="date" office:date-value="2015-02-17" calcext:value-type="date">
            <text:p>17/02/15</text:p>
          </table:table-cell>
          <table:table-cell table:formula="of:=([.B67]+[.D67])-1" office:value-type="date" office:date-value="2015-02-16" calcext:value-type="date">
            <text:p>16/02/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office:value-type="date" office:date-value="2015-02-17" calcext:value-type="date">
            <text:p>17/02/15</text:p>
          </table:table-cell>
          <table:table-cell table:formula="of:=([.B68]+[.D68])-1" office:value-type="date" office:date-value="2015-02-16" calcext:value-type="date">
            <text:p>16/02/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2-17" calcext:value-type="date">
            <text:p>17/02/15</text:p>
          </table:table-cell>
          <table:table-cell table:formula="of:=([.B69]+[.D69])-1" office:value-type="date" office:date-value="2015-02-16" calcext:value-type="date">
            <text:p>16/02/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2-19" calcext:value-type="date">
            <text:p>19/02/15</text:p>
          </table:table-cell>
          <table:table-cell table:formula="of:=([.B70]+[.D70])-1" office:value-type="date" office:date-value="2015-02-18" calcext:value-type="date">
            <text:p>18/02/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2-23" calcext:value-type="date">
            <text:p>23/02/15</text:p>
          </table:table-cell>
          <table:table-cell table:formula="of:=([.B71]+[.D71])-1" office:value-type="date" office:date-value="2015-02-22" calcext:value-type="date">
            <text:p>22/02/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2"/>- Iteración II.</text:p>
          </table:table-cell>
          <table:table-cell office:value-type="date" office:date-value="2015-10-04" calcext:value-type="date">
            <text:p>04/10/15</text:p>
          </table:table-cell>
          <table:table-cell table:formula="of:=([.B72]+[.D72])-1" office:value-type="date" office:date-value="2015-10-05" calcext:value-type="date">
            <text:p>05/10/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office:value-type="date" office:date-value="2015-10-04" calcext:value-type="date">
            <text:p>04/10/15</text:p>
          </table:table-cell>
          <table:table-cell table:formula="of:=([.B73]+[.D73])-1" office:value-type="date" office:date-value="2015-10-04" calcext:value-type="date">
            <text:p>04/10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jora de gráficos y adaptación a tablet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10-04" calcext:value-type="date">
            <text:p>04/10/15</text:p>
          </table:table-cell>
          <table:table-cell table:formula="of:=([.B74]+[.D74])-1" office:value-type="date" office:date-value="2015-10-04" calcext:value-type="date">
            <text:p>04/10/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10-04" calcext:value-type="date">
            <text:p>04/10/15</text:p>
          </table:table-cell>
          <table:table-cell table:formula="of:=([.B75]+[.D75])-1" office:value-type="date" office:date-value="2015-10-04" calcext:value-type="date">
            <text:p>04/10/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10-05" calcext:value-type="date">
            <text:p>05/10/15</text:p>
          </table:table-cell>
          <table:table-cell table:formula="of:=([.B76]+[.D76])-1" office:value-type="date" office:date-value="2015-10-05" calcext:value-type="date">
            <text:p>05/10/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/>
          <table:table-cell table:style-name="ce3"/>
          <table:table-cell table:formula="of:=([.B77]+[.D77])-1" office:value-type="date" office:date-value="1899-12-29" calcext:value-type="date">
            <text:p>29/12/9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uebas en calle.</text:p>
          </table:table-cell>
          <table:table-cell office:value-type="date" office:date-value="2014-12-10" calcext:value-type="date">
            <text:p>10/12/14</text:p>
          </table:table-cell>
          <table:table-cell table:formula="of:=([.B78]+[.D78])-1" office:value-type="date" office:date-value="2014-12-09" calcext:value-type="date">
            <text:p>09/12/1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2"/>– Rendimiento de comunicaciones V2X.</text:p>
          </table:table-cell>
          <table:table-cell office:value-type="date" office:date-value="2014-12-10" calcext:value-type="date">
            <text:p>10/12/14</text:p>
          </table:table-cell>
          <table:table-cell table:formula="of:=([.B79]+[.D79])-1" office:value-type="date" office:date-value="2015-03-03" calcext:value-type="date">
            <text:p>03/03/15</text:p>
          </table:table-cell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Planificación.</text:p>
          </table:table-cell>
          <table:table-cell office:value-type="date" office:date-value="2014-12-10" calcext:value-type="date">
            <text:p>10/12/14</text:p>
          </table:table-cell>
          <table:table-cell table:formula="of:=([.B80]+[.D80])-1" office:value-type="date" office:date-value="2014-12-11" calcext:value-type="date">
            <text:p>11/12/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 de apps.</text:p>
          </table:table-cell>
          <table:table-cell office:value-type="date" office:date-value="2014-12-11" calcext:value-type="date">
            <text:p>11/12/14</text:p>
          </table:table-cell>
          <table:table-cell table:formula="of:=([.B81]+[.D81])-1" office:value-type="date" office:date-value="2014-12-15" calcext:value-type="date">
            <text:p>15/12/14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Ejecución.</text:p>
          </table:table-cell>
          <table:table-cell office:value-type="date" office:date-value="2015-02-09" calcext:value-type="date">
            <text:p>09/02/15</text:p>
          </table:table-cell>
          <table:table-cell table:formula="of:=([.B82]+[.D82])-1" office:value-type="date" office:date-value="2015-02-09" calcext:value-type="date">
            <text:p>09/02/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Estadísticas y conclusiones.</text:p>
          </table:table-cell>
          <table:table-cell office:value-type="date" office:date-value="2015-02-12" calcext:value-type="date">
            <text:p>12/02/15</text:p>
          </table:table-cell>
          <table:table-cell table:formula="of:=([.B83]+[.D83])-1" office:value-type="date" office:date-value="2015-03-03" calcext:value-type="date">
            <text:p>03/03/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ltro de datos y generación de gráfica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2"/>– Comunicación V2V en entornos urbanos.</text:p>
          </table:table-cell>
          <table:table-cell office:value-type="date" office:date-value="2015-01-26" calcext:value-type="date">
            <text:p>26/01/15</text:p>
          </table:table-cell>
          <table:table-cell table:formula="of:=([.B84]+[.D84])-1" office:value-type="date" office:date-value="2015-05-10" calcext:value-type="date">
            <text:p>10/05/15</text:p>
          </table:table-cell>
          <table:table-cell office:value-type="float" office:value="105" calcext:value-type="float">
            <text:p>1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Planificación.</text:p>
          </table:table-cell>
          <table:table-cell office:value-type="date" office:date-value="2015-01-26" calcext:value-type="date">
            <text:p>26/01/15</text:p>
          </table:table-cell>
          <table:table-cell table:formula="of:=([.B85]+[.D85])-1" office:value-type="date" office:date-value="2015-02-01" calcext:value-type="date">
            <text:p>01/02/15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 de apps.</text:p>
          </table:table-cell>
          <table:table-cell office:value-type="date" office:date-value="2015-02-13" calcext:value-type="date">
            <text:p>13/02/15</text:p>
          </table:table-cell>
          <table:table-cell table:formula="of:=([.B86]+[.D86])-1" office:value-type="date" office:date-value="2015-05-11" calcext:value-type="date">
            <text:p>11/05/1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sarrollo de aplicación de pruebas y aplicación para estadística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Ejecución.</text:p>
          </table:table-cell>
          <table:table-cell office:value-type="date" office:date-value="2015-04-26" calcext:value-type="date">
            <text:p>26/04/15</text:p>
          </table:table-cell>
          <table:table-cell table:formula="of:=([.B87]+[.D87])-1" office:value-type="date" office:date-value="2015-04-25" calcext:value-type="date">
            <text:p>25/04/15</text:p>
          </table:table-cell>
          <table:table-cell/>
          <table:table-cell office:value-type="string" calcext:value-type="string">
            <text:p>Pruebas ejecutadas en 3 escenarios. Pendientes 3 escenario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Estadísticas y conclusiones.</text:p>
          </table:table-cell>
          <table:table-cell table:style-name="ce7" office:value-type="date" office:date-value="2015-05-04" calcext:value-type="date">
            <text:p>04/05/15</text:p>
          </table:table-cell>
          <table:table-cell table:formula="of:=([.B88]+[.D88])-1" office:value-type="date" office:date-value="2015-05-10" calcext:value-type="date">
            <text:p>10/05/15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2"/>– Sistema completo.</text:p>
          </table:table-cell>
          <table:table-cell office:value-type="date" office:date-value="2015-10-05" calcext:value-type="date">
            <text:p>05/10/15</text:p>
          </table:table-cell>
          <table:table-cell table:formula="of:=([.B89]+[.D89])-1" office:value-type="date" office:date-value="2015-10-04" calcext:value-type="date">
            <text:p>04/10/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Iteración I</text:p>
          </table:table-cell>
          <table:table-cell office:value-type="date" office:date-value="2015-10-05" calcext:value-type="date">
            <text:p>05/10/15</text:p>
          </table:table-cell>
          <table:table-cell table:formula="of:=([.B90]+[.D90])-1" office:value-type="date" office:date-value="2015-10-04" calcext:value-type="date">
            <text:p>04/10/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6"/>– Planificación.</text:p>
          </table:table-cell>
          <table:table-cell office:value-type="date" office:date-value="2015-10-05" calcext:value-type="date">
            <text:p>05/10/15</text:p>
          </table:table-cell>
          <table:table-cell table:formula="of:=([.B91]+[.D91])-1" office:value-type="date" office:date-value="2015-10-05" calcext:value-type="date">
            <text:p>05/10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ialmente planificado para la semana siguiente, pero había problemas de comunicación en el sistema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6"/>– Ejecución.</text:p>
          </table:table-cell>
          <table:table-cell office:value-type="date" office:date-value="2015-10-21" calcext:value-type="date">
            <text:p>21/10/15</text:p>
          </table:table-cell>
          <table:table-cell table:formula="of:=([.B92]+[.D92])-1" office:value-type="date" office:date-value="2015-10-21" calcext:value-type="date">
            <text:p>21/10/15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6"/>– Conclusiones y depuración.</text:p>
          </table:table-cell>
          <table:table-cell office:value-type="date" office:date-value="2015-10-21" calcext:value-type="date">
            <text:p>21/10/15</text:p>
          </table:table-cell>
          <table:table-cell table:formula="of:=([.B93]+[.D93])-1" office:value-type="date" office:date-value="2015-10-24" calcext:value-type="date">
            <text:p>24/10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lo por falta de precisión del GP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Iteración II</text:p>
          </table:table-cell>
          <table:table-cell office:value-type="date" office:date-value="2015-10-25" calcext:value-type="date">
            <text:p>25/10/15</text:p>
          </table:table-cell>
          <table:table-cell table:formula="of:=([.B94]+[.D94])-1" office:value-type="date" office:date-value="2015-10-24" calcext:value-type="date">
            <text:p>24/10/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6"/>– Planificación.</text:p>
          </table:table-cell>
          <table:table-cell office:value-type="date" office:date-value="2015-10-25" calcext:value-type="date">
            <text:p>25/10/15</text:p>
          </table:table-cell>
          <table:table-cell table:formula="of:=([.B95]+[.D95])-1" office:value-type="date" office:date-value="2015-10-25" calcext:value-type="date">
            <text:p>25/10/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6"/>– Ejecución.</text:p>
          </table:table-cell>
          <table:table-cell office:value-type="date" office:date-value="2015-10-28" calcext:value-type="date">
            <text:p>28/10/15</text:p>
          </table:table-cell>
          <table:table-cell table:formula="of:=([.B96]+[.D96])-1" office:value-type="date" office:date-value="2015-10-28" calcext:value-type="date">
            <text:p>28/10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stema completo funcional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6"/>– Conclusiones y depuración.</text:p>
          </table:table-cell>
          <table:table-cell office:value-type="date" office:date-value="2015-10-28" calcext:value-type="date">
            <text:p>28/10/15</text:p>
          </table:table-cell>
          <table:table-cell table:formula="of:=([.B97]+[.D97])-1" office:value-type="date" office:date-value="2015-10-29" calcext:value-type="date">
            <text:p>29/10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S del móvil tiene poca precisión y es lento: falsos positivos.</text:p>
          </table:table-cell>
          <table:table-cell table:number-columns-repeated="13"/>
        </table:table-row>
        <table:table-row table:style-name="ro3">
          <table:table-cell table:style-name="Default" table:number-columns-repeated="5"/>
          <table:table-cell table:number-columns-repeated="13"/>
        </table:table-row>
        <table:table-row table:style-name="ro3" table:number-rows-repeated="2">
          <table:table-cell table:style-name="Default" table:number-columns-repeated="5"/>
          <table:table-cell table:number-columns-repeated="13"/>
        </table:table-row>
        <table:table-row table:style-name="ro3">
          <table:table-cell table:style-name="Default" table:number-columns-repeated="4"/>
          <table:table-cell table:style-name="ce10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" svg:font-family="'TeX Gyre Bon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goba </meta:initial-creator>
    <meta:creation-date>2016-01-20T10:49:50.032243514</meta:creation-date>
    <dc:date>2016-01-20T12:56:35.431275149</dc:date>
    <dc:creator>jagoba </dc:creator>
    <meta:editing-duration>PT2H6M28S</meta:editing-duration>
    <meta:editing-cycles>37</meta:editing-cycles>
    <meta:generator>LibreOffice/5.0.4.2$Linux_X86_64 LibreOffice_project/00m0$Build-2</meta:generator>
    <meta:document-statistic meta:table-count="1" meta:cell-count="326" meta:object-count="0"/>
  </office:meta>
</office:document-meta>
</file>